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monospace" svg:font-family="monospace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8.104cm" fo:margin-left="-1.383cm" table:align="left"/>
    </style:style>
    <style:style style:name="Table1.A" style:family="table-column">
      <style:table-column-properties style:column-width="1.205cm"/>
    </style:style>
    <style:style style:name="Table1.B" style:family="table-column">
      <style:table-column-properties style:column-width="3.293cm"/>
    </style:style>
    <style:style style:name="Table1.C" style:family="table-column">
      <style:table-column-properties style:column-width="9.114cm"/>
    </style:style>
    <style:style style:name="Table1.D" style:family="table-column">
      <style:table-column-properties style:column-width="14.49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rsid="0092ef17" officeooo:paragraph-rsid="00c253f6" style:font-size-asian="12pt" style:font-size-complex="12pt"/>
    </style:style>
    <style:style style:name="P4" style:family="paragraph" style:parent-style-name="Standard">
      <style:text-properties style:font-name="Liberation Serif" fo:font-size="12pt" officeooo:rsid="0092ef17" officeooo:paragraph-rsid="00c3f07f" style:font-size-asian="12pt" style:font-size-complex="12pt"/>
    </style:style>
    <style:style style:name="P5" style:family="paragraph" style:parent-style-name="Standard">
      <style:text-properties style:font-name="Liberation Serif" fo:font-size="12pt" officeooo:rsid="00c18387" officeooo:paragraph-rsid="00c253f6" style:font-size-asian="12pt" style:font-size-complex="12pt"/>
    </style:style>
    <style:style style:name="P6" style:family="paragraph" style:parent-style-name="Standard">
      <style:text-properties style:font-name="Liberation Serif" fo:font-size="12pt" officeooo:rsid="00c3f07f" officeooo:paragraph-rsid="00c3f07f" style:font-size-asian="12pt" style:font-size-complex="12pt"/>
    </style:style>
    <style:style style:name="P7" style:family="paragraph" style:parent-style-name="Standard">
      <style:text-properties style:font-name="Liberation Serif" fo:font-size="12pt" officeooo:rsid="00bf60a0" officeooo:paragraph-rsid="00c3f07f" style:font-size-asian="12pt" style:font-size-complex="12pt"/>
    </style:style>
    <style:style style:name="P8" style:family="paragraph" style:parent-style-name="Standard">
      <style:text-properties style:font-name="Liberation Serif" fo:font-size="12pt" officeooo:rsid="00cbf74e" officeooo:paragraph-rsid="00cbf74e" style:font-size-asian="12pt" style:font-size-complex="12pt"/>
    </style:style>
    <style:style style:name="P9" style:family="paragraph" style:parent-style-name="Standard">
      <style:text-properties style:font-name="Liberation Serif" fo:font-size="12pt" officeooo:rsid="009a8a4e" officeooo:paragraph-rsid="00c58690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99b965" officeooo:paragraph-rsid="00c761b2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99b965" officeooo:paragraph-rsid="00ca2274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99b965" officeooo:paragraph-rsid="00cabbaf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9f2141" officeooo:paragraph-rsid="00cabbaf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bc3b0c" officeooo:paragraph-rsid="00d3bf8e" style:font-size-asian="12pt" style:font-size-complex="12pt"/>
    </style:style>
    <style:style style:name="P15" style:family="paragraph" style:parent-style-name="Standard">
      <style:text-properties style:font-name="Liberation Serif" fo:font-size="12pt" fo:font-weight="normal" officeooo:rsid="00c18387" officeooo:paragraph-rsid="00c18387" style:font-size-asian="12pt" style:font-weight-asian="normal" style:font-size-complex="12pt" style:font-weight-complex="normal"/>
    </style:style>
    <style:style style:name="P16" style:family="paragraph" style:parent-style-name="Standard">
      <style:text-properties officeooo:rsid="0090edd8"/>
    </style:style>
    <style:style style:name="P1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d4f340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monospace" fo:font-size="9.75pt" fo:letter-spacing="normal" fo:font-style="normal" fo:font-weight="normal" officeooo:rsid="00af88d0" officeooo:paragraph-rsid="00af88d0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a6fbf4" style:font-size-asian="12pt" style:font-size-complex="12pt"/>
    </style:style>
    <style:style style:name="P22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d705a4" style:font-size-asian="12pt" style:font-size-complex="12pt"/>
    </style:style>
    <style:style style:name="P23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a6fbf4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c18387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margin-left="0cm" fo:margin-right="0cm" fo:widows="1" fo:text-indent="0cm" style:auto-text-indent="false"/>
      <style:text-properties style:font-name="Liberation Serif" fo:font-size="12pt" fo:font-style="normal" fo:font-weight="normal" officeooo:paragraph-rsid="00d7e5e4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bold" officeooo:paragraph-rsid="00ca2274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bold" officeooo:paragraph-rsid="00cabbaf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bold" officeooo:paragraph-rsid="00d167c0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bold" officeooo:rsid="00cd8a57" officeooo:paragraph-rsid="00cd8a57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normal" officeooo:paragraph-rsid="00a515b5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normal" officeooo:paragraph-rsid="00c3f07f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normal" officeooo:paragraph-rsid="00cabbaf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Table_20_Contents">
      <style:paragraph-properties fo:margin-left="0cm" fo:margin-right="0cm" fo:widows="1" fo:text-indent="0cm" style:auto-text-indent="false"/>
      <style:text-properties fo:font-variant="normal" fo:text-transform="none" style:font-name="Liberation Serif" fo:font-size="12pt" fo:letter-spacing="normal" fo:font-style="italic" fo:font-weight="normal" officeooo:paragraph-rsid="00ca2274" style:font-size-asian="12pt" style:font-style-asian="italic" style:font-weight-asian="normal" style:font-size-complex="12pt" style:font-style-complex="italic" style:font-weight-complex="normal"/>
    </style:style>
    <style:style style:name="P36" style:family="paragraph" style:parent-style-name="Table_20_Contents">
      <style:paragraph-properties fo:margin-left="0cm" fo:margin-right="0cm" fo:widows="1" fo:text-indent="0cm" style:auto-text-indent="false"/>
      <style:text-properties style:font-name="Liberation Serif" fo:font-size="12pt" fo:font-style="italic" fo:font-weight="bold" officeooo:paragraph-rsid="00c3f07f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Table_20_Contents">
      <style:paragraph-properties fo:margin-left="0cm" fo:margin-right="0cm" fo:widows="1" fo:text-indent="0cm" style:auto-text-indent="false"/>
      <style:text-properties style:font-name="Liberation Serif" fo:font-size="12pt" fo:font-style="italic" fo:font-weight="bold" officeooo:rsid="00a7b840" officeooo:paragraph-rsid="00a7b840" style:font-size-asian="12pt" style:font-style-asian="italic" style:font-weight-asian="bold" style:font-size-complex="12pt" style:font-style-complex="italic" style:font-weight-complex="bold"/>
    </style:style>
    <style:style style:name="P38" style:family="paragraph" style:parent-style-name="Table_20_Contents">
      <style:paragraph-properties fo:margin-left="0cm" fo:margin-right="0cm" fo:widows="1" fo:text-indent="0cm" style:auto-text-indent="false"/>
      <style:text-properties style:font-name="Liberation Serif" fo:font-size="12pt" fo:font-style="italic" fo:font-weight="normal" officeooo:paragraph-rsid="00a515b5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Table_20_Contents">
      <style:paragraph-properties fo:margin-left="0cm" fo:margin-right="0cm" fo:widows="1" fo:text-indent="0cm" style:auto-text-indent="false"/>
      <style:text-properties style:font-name="Liberation Serif" fo:font-size="12pt" fo:font-style="italic" fo:font-weight="normal" officeooo:paragraph-rsid="00b872e9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Table_20_Contents">
      <style:text-properties officeooo:rsid="00ac3cca" officeooo:paragraph-rsid="00aed40f"/>
    </style:style>
    <style:style style:name="P41" style:family="paragraph" style:parent-style-name="Table_20_Contents">
      <style:text-properties officeooo:rsid="00aeaa47" officeooo:paragraph-rsid="00aeaa47"/>
    </style:style>
    <style:style style:name="P42" style:family="paragraph" style:parent-style-name="Table_20_Contents">
      <style:text-properties fo:font-variant="normal" fo:text-transform="none" style:font-name="Liberation Serif" fo:font-size="12pt" fo:letter-spacing="normal" fo:font-style="normal" fo:font-weight="normal" officeooo:paragraph-rsid="00a37fd0" style:font-size-asian="12pt" style:font-weight-asian="normal" style:font-size-complex="12pt" style:font-weight-complex="normal"/>
    </style:style>
    <style:style style:name="P43" style:family="paragraph" style:parent-style-name="Table_20_Contents">
      <style:text-properties fo:font-weight="normal" officeooo:rsid="00aeaa47" officeooo:paragraph-rsid="00aeaa47" style:font-weight-asian="normal" style:font-weight-complex="normal"/>
    </style:style>
    <style:style style:name="P44" style:family="paragraph" style:parent-style-name="Table_20_Contents">
      <style:text-properties style:font-name="Liberation Serif" fo:font-size="12pt" fo:font-style="italic" fo:font-weight="bold" officeooo:paragraph-rsid="00a37fd0" style:font-size-asian="12pt" style:font-style-asian="italic" style:font-weight-asian="bold" style:font-size-complex="12pt" style:font-style-complex="italic" style:font-weight-complex="bold"/>
    </style:style>
    <style:style style:name="P45" style:family="paragraph" style:parent-style-name="Table_20_Contents">
      <style:text-properties style:font-name="Liberation Serif" fo:font-size="12pt" fo:font-style="italic" fo:font-weight="bold" officeooo:paragraph-rsid="00abb964" style:font-size-asian="12pt" style:font-style-asian="italic" style:font-weight-asian="bold" style:font-size-complex="12pt" style:font-style-complex="italic" style:font-weight-complex="bold"/>
    </style:style>
    <style:style style:name="P46" style:family="paragraph" style:parent-style-name="Table_20_Contents">
      <style:text-properties style:font-name="Liberation Serif" fo:font-size="12pt" fo:font-weight="bold" officeooo:rsid="0092b0c0" officeooo:paragraph-rsid="0092b0c0" style:font-size-asian="12pt" style:font-weight-asian="bold" style:font-size-complex="12pt" style:font-weight-complex="bold"/>
    </style:style>
    <style:style style:name="P47" style:family="paragraph" style:parent-style-name="Table_20_Contents">
      <style:text-properties style:font-name="Liberation Serif" fo:font-size="12pt" fo:font-weight="bold" officeooo:rsid="009da469" officeooo:paragraph-rsid="009da469" style:font-size-asian="12pt" style:font-weight-asian="bold" style:font-size-complex="12pt" style:font-weight-complex="bold"/>
    </style:style>
    <style:style style:name="P48" style:family="paragraph" style:parent-style-name="Table_20_Contents">
      <style:text-properties style:font-name="Liberation Serif" fo:font-size="12pt" style:font-size-asian="12pt" style:font-size-complex="12pt"/>
    </style:style>
    <style:style style:name="P49" style:family="paragraph" style:parent-style-name="Table_20_Contents">
      <style:text-properties style:font-name="Liberation Serif" fo:font-size="12pt" officeooo:rsid="0092b0c0" officeooo:paragraph-rsid="0092b0c0" style:font-size-asian="12pt" style:font-size-complex="12pt"/>
    </style:style>
    <style:style style:name="P50" style:family="paragraph" style:parent-style-name="Table_20_Contents">
      <style:text-properties style:font-name="Liberation Serif" fo:font-size="12pt" officeooo:rsid="0092ef17" officeooo:paragraph-rsid="0092ef17" style:font-size-asian="12pt" style:font-size-complex="12pt"/>
    </style:style>
    <style:style style:name="P51" style:family="paragraph" style:parent-style-name="Table_20_Contents">
      <style:text-properties style:font-name="Liberation Serif" fo:font-size="12pt" officeooo:rsid="00c15351" officeooo:paragraph-rsid="00c15351" style:font-size-asian="12pt" style:font-size-complex="12pt"/>
    </style:style>
    <style:style style:name="P52" style:family="paragraph" style:parent-style-name="Table_20_Contents">
      <style:text-properties style:font-name="Liberation Serif" fo:font-size="12pt" officeooo:rsid="00c18387" officeooo:paragraph-rsid="00c18387" style:font-size-asian="12pt" style:font-size-complex="12pt"/>
    </style:style>
    <style:style style:name="P53" style:family="paragraph" style:parent-style-name="Table_20_Contents">
      <style:text-properties style:font-name="Liberation Serif" fo:font-size="12pt" officeooo:rsid="0095e5b9" officeooo:paragraph-rsid="0095e5b9" style:font-size-asian="12pt" style:font-size-complex="12pt"/>
    </style:style>
    <style:style style:name="P54" style:family="paragraph" style:parent-style-name="Table_20_Contents">
      <style:text-properties style:font-name="Liberation Serif" fo:font-size="12pt" officeooo:rsid="00bf60a0" officeooo:paragraph-rsid="00bf60a0" style:font-size-asian="12pt" style:font-size-complex="12pt"/>
    </style:style>
    <style:style style:name="P55" style:family="paragraph" style:parent-style-name="Table_20_Contents">
      <style:text-properties style:font-name="Liberation Serif" fo:font-size="12pt" officeooo:rsid="0099b965" officeooo:paragraph-rsid="0099b965" style:font-size-asian="12pt" style:font-size-complex="12pt"/>
    </style:style>
    <style:style style:name="P56" style:family="paragraph" style:parent-style-name="Table_20_Contents">
      <style:text-properties style:font-name="Liberation Serif" fo:font-size="12pt" officeooo:rsid="009a8a4e" officeooo:paragraph-rsid="009a8a4e" style:font-size-asian="12pt" style:font-size-complex="12pt"/>
    </style:style>
    <style:style style:name="P57" style:family="paragraph" style:parent-style-name="Table_20_Contents">
      <style:text-properties style:font-name="Liberation Serif" fo:font-size="12pt" officeooo:rsid="00ab1de1" officeooo:paragraph-rsid="00ab1de1" style:font-size-asian="12pt" style:font-size-complex="12pt"/>
    </style:style>
    <style:style style:name="P58" style:family="paragraph" style:parent-style-name="Table_20_Contents">
      <style:text-properties style:font-name="Liberation Serif" fo:font-size="12pt" officeooo:rsid="00d58bd9" officeooo:paragraph-rsid="00d58bd9" style:font-size-asian="12pt" style:font-size-complex="12pt"/>
    </style:style>
    <style:style style:name="P59" style:family="paragraph" style:parent-style-name="Table_20_Contents">
      <style:text-properties style:font-name="Liberation Serif" fo:font-size="12pt" fo:font-weight="normal" officeooo:rsid="0092ef17" officeooo:paragraph-rsid="0092ef17" style:font-size-asian="12pt" style:font-weight-asian="normal" style:font-size-complex="12pt" style:font-weight-complex="normal"/>
    </style:style>
    <style:style style:name="P60" style:family="paragraph" style:parent-style-name="Table_20_Contents">
      <style:text-properties style:font-name="Liberation Serif" fo:font-size="12pt" fo:font-weight="normal" officeooo:rsid="00b872e9" officeooo:paragraph-rsid="00b872e9" style:font-size-asian="12pt" style:font-weight-asian="normal" style:font-size-complex="12pt" style:font-weight-complex="normal"/>
    </style:style>
    <style:style style:name="P61" style:family="paragraph" style:parent-style-name="Table_20_Contents">
      <style:text-properties style:font-name="Liberation Serif" fo:font-size="12pt" fo:font-weight="normal" officeooo:rsid="00bb590a" officeooo:paragraph-rsid="00bb590a" style:font-size-asian="12pt" style:font-weight-asian="normal" style:font-size-complex="12pt" style:font-weight-complex="normal"/>
    </style:style>
    <style:style style:name="P62" style:family="paragraph" style:parent-style-name="Table_20_Contents">
      <style:text-properties style:font-name="Liberation Serif" fo:font-size="12pt" fo:font-weight="normal" officeooo:rsid="00c18387" officeooo:paragraph-rsid="00c18387" style:font-size-asian="12pt" style:font-weight-asian="normal" style:font-size-complex="12pt" style:font-weight-complex="normal"/>
    </style:style>
    <style:style style:name="P63" style:family="paragraph" style:parent-style-name="Table_20_Contents">
      <style:text-properties style:font-name="Liberation Serif" fo:font-size="12pt" fo:font-weight="normal" officeooo:rsid="009a8a4e" officeooo:paragraph-rsid="009a8a4e" style:font-size-asian="12pt" style:font-weight-asian="normal" style:font-size-complex="12pt" style:font-weight-complex="normal"/>
    </style:style>
    <style:style style:name="P64" style:family="paragraph" style:parent-style-name="BfA_20_Normal">
      <style:text-properties style:font-name="Liberation Serif" fo:font-size="12pt" officeooo:rsid="0099b965" officeooo:paragraph-rsid="00c4890a" style:font-size-asian="12pt" style:font-size-complex="12pt"/>
    </style:style>
    <style:style style:name="P65" style:family="paragraph" style:parent-style-name="Standard">
      <style:paragraph-properties fo:margin-left="0cm" fo:margin-right="0cm" fo:widows="1" fo:text-indent="0cm" style:auto-text-indent="false"/>
      <style:text-properties style:font-name="Liberation Serif" fo:font-size="12pt" fo:font-style="italic" fo:font-weight="normal" officeooo:paragraph-rsid="00c18387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officeooo:rsid="00abb964"/>
    </style:style>
    <style:style style:name="T3" style:family="text">
      <style:text-properties fo:font-variant="normal" fo:text-transform="none" fo:color="#000000" fo:letter-spacing="normal" officeooo:rsid="00c3f07f"/>
    </style:style>
    <style:style style:name="T4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5" style:family="text">
      <style:text-properties fo:font-variant="normal" fo:text-transform="none" fo:color="#000000" fo:letter-spacing="normal" fo:font-weight="bold" officeooo:rsid="00b99d29" style:font-weight-asian="bold" style:font-weight-complex="bold"/>
    </style:style>
    <style:style style:name="T6" style:family="text">
      <style:text-properties fo:font-variant="normal" fo:text-transform="none" fo:color="#000000" fo:letter-spacing="normal" fo:font-weight="bold" officeooo:rsid="00c18387" style:font-weight-asian="bold" style:font-weight-complex="bold"/>
    </style:style>
    <style:style style:name="T7" style:family="text">
      <style:text-properties fo:font-variant="normal" fo:text-transform="none" fo:color="#000000" fo:letter-spacing="normal" fo:font-style="normal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fo:letter-spacing="normal" officeooo:rsid="00bde64e"/>
    </style:style>
    <style:style style:name="T10" style:family="text">
      <style:text-properties fo:font-variant="normal" fo:text-transform="none" fo:color="#000000" fo:letter-spacing="normal" officeooo:rsid="00c18387"/>
    </style:style>
    <style:style style:name="T11" style:family="text">
      <style:text-properties fo:font-variant="normal" fo:text-transform="none" fo:letter-spacing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officeooo:rsid="00ab1de1"/>
    </style:style>
    <style:style style:name="T14" style:family="text">
      <style:text-properties fo:font-variant="normal" fo:text-transform="none" fo:letter-spacing="normal" fo:font-weight="normal" style:font-weight-asian="normal" style:font-weight-complex="normal"/>
    </style:style>
    <style:style style:name="T15" style:family="text">
      <style:text-properties fo:font-variant="normal" fo:text-transform="none" fo:letter-spacing="normal" fo:font-weight="normal" officeooo:rsid="00a37fd0" style:font-weight-asian="normal" style:font-weight-complex="normal"/>
    </style:style>
    <style:style style:name="T16" style:family="text">
      <style:text-properties fo:font-variant="normal" fo:text-transform="none" fo:letter-spacing="normal" officeooo:rsid="00a37fd0"/>
    </style:style>
    <style:style style:name="T17" style:family="text">
      <style:text-properties fo:font-variant="normal" fo:text-transform="none" fo:letter-spacing="normal" officeooo:rsid="00c3f07f"/>
    </style:style>
    <style:style style:name="T18" style:family="text">
      <style:text-properties fo:font-variant="normal" fo:text-transform="none" fo:letter-spacing="normal" officeooo:rsid="00c761b2"/>
    </style:style>
    <style:style style:name="T19" style:family="text">
      <style:text-properties fo:font-variant="normal" fo:text-transform="none" fo:letter-spacing="normal" fo:font-weight="bold" officeooo:rsid="00a515b5" style:font-weight-asian="bold" style:font-weight-complex="bold"/>
    </style:style>
    <style:style style:name="T20" style:family="text">
      <style:text-properties fo:font-variant="normal" fo:text-transform="none" fo:letter-spacing="normal" fo:font-weight="bold" officeooo:rsid="00b872e9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90edd8" style:font-weight-asian="bold" style:font-weight-complex="bold"/>
    </style:style>
    <style:style style:name="T23" style:family="text">
      <style:text-properties fo:font-weight="bold" officeooo:rsid="009da469" style:font-weight-asian="bold" style:font-weight-complex="bold"/>
    </style:style>
    <style:style style:name="T24" style:family="text">
      <style:text-properties fo:font-weight="bold" officeooo:rsid="009e8835" style:font-weight-asian="bold" style:font-weight-complex="bold"/>
    </style:style>
    <style:style style:name="T25" style:family="text">
      <style:text-properties fo:font-weight="bold" officeooo:rsid="00c18387" style:font-weight-asian="bold" style:font-weight-complex="bold"/>
    </style:style>
    <style:style style:name="T26" style:family="text">
      <style:text-properties fo:font-weight="bold" officeooo:rsid="00b872e9" style:font-weight-asian="bold" style:font-weight-complex="bold"/>
    </style:style>
    <style:style style:name="T27" style:family="text">
      <style:text-properties fo:font-weight="bold" officeooo:rsid="00a515b5" style:font-weight-asian="bold" style:font-weight-complex="bold"/>
    </style:style>
    <style:style style:name="T28" style:family="text">
      <style:text-properties fo:font-weight="bold" officeooo:rsid="00c3f07f" style:font-weight-asian="bold" style:font-weight-complex="bold"/>
    </style:style>
    <style:style style:name="T29" style:family="text">
      <style:text-properties fo:font-weight="bold" officeooo:rsid="00c4890a" style:font-weight-asian="bold" style:font-weight-complex="bold"/>
    </style:style>
    <style:style style:name="T30" style:family="text">
      <style:text-properties fo:font-weight="bold" officeooo:rsid="00d4f340" style:font-weight-asian="bold" style:font-weight-complex="bold"/>
    </style:style>
    <style:style style:name="T31" style:family="text">
      <style:text-properties officeooo:rsid="009415fa"/>
    </style:style>
    <style:style style:name="T32" style:family="text">
      <style:text-properties style:text-position="super 58%" officeooo:rsid="009415fa"/>
    </style:style>
    <style:style style:name="T33" style:family="text">
      <style:text-properties officeooo:rsid="009f2141"/>
    </style:style>
    <style:style style:name="T34" style:family="text">
      <style:text-properties officeooo:rsid="00a0e016"/>
    </style:style>
    <style:style style:name="T35" style:family="text">
      <style:text-properties officeooo:rsid="00a19570"/>
    </style:style>
    <style:style style:name="T36" style:family="text">
      <style:text-properties officeooo:rsid="00b0e199"/>
    </style:style>
    <style:style style:name="T37" style:family="text">
      <style:text-properties fo:color="#000000" fo:font-weight="bold" officeooo:rsid="00c3f07f" style:font-weight-asian="bold" style:font-weight-complex="bold"/>
    </style:style>
    <style:style style:name="T38" style:family="text">
      <style:text-properties fo:color="#000000" officeooo:rsid="00abb964"/>
    </style:style>
    <style:style style:name="T39" style:family="text">
      <style:text-properties fo:color="#000000" fo:font-weight="normal" officeooo:rsid="00cabbaf" style:font-weight-asian="normal" style:font-weight-complex="normal"/>
    </style:style>
    <style:style style:name="T40" style:family="text">
      <style:text-properties fo:color="#000000" officeooo:rsid="00cabbaf"/>
    </style:style>
    <style:style style:name="T41" style:family="text">
      <style:text-properties fo:color="#000000" officeooo:rsid="00d34d02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a37fd0" style:font-weight-asian="normal" style:font-weight-complex="normal"/>
    </style:style>
    <style:style style:name="T44" style:family="text">
      <style:text-properties fo:font-weight="normal" officeooo:rsid="00ca2274" style:font-weight-asian="normal" style:font-weight-complex="normal"/>
    </style:style>
    <style:style style:name="T45" style:family="text">
      <style:text-properties style:font-weight-asian="normal" style:font-weight-complex="normal"/>
    </style:style>
    <style:style style:name="T46" style:family="text">
      <style:text-properties officeooo:rsid="00bde64e" style:font-weight-asian="normal" style:font-weight-complex="normal"/>
    </style:style>
    <style:style style:name="T47" style:family="text">
      <style:text-properties officeooo:rsid="00bde64e"/>
    </style:style>
    <style:style style:name="T48" style:family="text">
      <style:text-properties officeooo:rsid="00c23a17"/>
    </style:style>
    <style:style style:name="T49" style:family="text">
      <style:text-properties officeooo:rsid="00c253f6"/>
    </style:style>
    <style:style style:name="T50" style:family="text">
      <style:text-properties officeooo:rsid="00c2a1a4"/>
    </style:style>
    <style:style style:name="T51" style:family="text">
      <style:text-properties officeooo:rsid="00c3f07f"/>
    </style:style>
    <style:style style:name="T52" style:family="text">
      <style:text-properties officeooo:rsid="00c4890a"/>
    </style:style>
    <style:style style:name="T53" style:family="text">
      <style:text-properties officeooo:rsid="00ca2274"/>
    </style:style>
    <style:style style:name="T54" style:family="text">
      <style:text-properties officeooo:rsid="00cabba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6">S/No</text:p>
          </table:table-cell>
          <table:table-cell table:style-name="Table1.A1" office:value-type="string">
            <text:p text:style-name="P47"><text:span text:style-name="T36">STRUCTURAL </text:span>ELEMENT</text:p>
          </table:table-cell>
          <table:table-cell table:style-name="Table1.A1" office:value-type="string">
            <text:p text:style-name="P47">REQUIREMENT</text:p>
          </table:table-cell>
          <table:table-cell table:style-name="Table1.D1" office:value-type="string">
            <text:p text:style-name="P48"><text:s/><text:span text:style-name="T24">APPLICABLE XML TAG, </text:span><text:span text:style-name="T22">ATTRIBUTE NAME </text:span><text:span text:style-name="T23">AND EXAMPLE</text:span></text:p>
          </table:table-cell>
        </table:table-row>
        <table:table-row>
          <table:table-cell table:style-name="Table1.A2" office:value-type="string">
            <text:p text:style-name="P49">1</text:p>
          </table:table-cell>
          <table:table-cell table:style-name="Table1.A2" office:value-type="string">
            <text:p text:style-name="P59">Running Head</text:p>
          </table:table-cell>
          <table:table-cell table:style-name="Table1.A2" office:value-type="string">
            <text:p text:style-name="P53">Detect, <text:span text:style-name="T33">indicate</text:span> <text:span text:style-name="T35">on enhanced XML file</text:span> and remove from <text:span text:style-name="T35">pages</text:span> <text:span text:style-name="T34">D</text:span>ocx.</text:p>
          </table:table-cell>
          <table:table-cell table:style-name="Table1.D2" office:value-type="string">
            <text:p text:style-name="P38"><text:span text:style-name="T11">&lt;formatting lang="EnglishUnitedStates" ff="Liberation Serif" fs="10.5" color="3684408" INLINE="False" </text:span><text:span text:style-name="T19">RUNHEAD=”TRUE”</text:span><text:span text:style-name="T11"> &gt;</text:span><text:span text:style-name="T4">THE QUIET AMERICAN</text:span><text:span text:style-name="T11">&lt;/formatting&gt;</text:span></text:p>
            <text:p text:style-name="P38"/>
            <text:p text:style-name="P38"/>
            <text:p text:style-name="P32"/>
          </table:table-cell>
        </table:table-row>
        <table:table-row>
          <table:table-cell table:style-name="Table1.A2" office:value-type="string">
            <text:p text:style-name="P50">2</text:p>
          </table:table-cell>
          <table:table-cell table:style-name="Table1.A2" office:value-type="string">
            <text:p text:style-name="P60">Heading 1 - 6</text:p>
          </table:table-cell>
          <table:table-cell table:style-name="Table1.A2" office:value-type="string">
            <text:p text:style-name="P50">Detect, <text:span text:style-name="T33">indicate</text:span> on <text:span text:style-name="T33">enhanced </text:span>XML <text:span text:style-name="T31">so it can be shown on 2</text:span><text:span text:style-name="T32">nd</text:span><text:span text:style-name="T31"> page of Docx.</text:span></text:p>
            <text:p text:style-name="P54">Proposed to distinguish the headings using the values i.e. 1 to 6 <text:span text:style-name="T51">and Content</text:span></text:p>
          </table:table-cell>
          <table:table-cell table:style-name="Table1.D2" office:value-type="string">
            <text:p text:style-name="P38"><text:span text:style-name="T11">&lt;formatting lang="EnglishUnitedStates" ff="Liberation Serif" fs="10.5" color="3684408" INLINE="False" </text:span><text:span text:style-name="T20">HEADING</text:span><text:span text:style-name="T19">=”</text:span><text:span text:style-name="T20">1</text:span><text:span text:style-name="T19">”</text:span><text:span text:style-name="T11"> &gt;</text:span><text:span text:style-name="T4">THE QUIET AMERICAN</text:span><text:span text:style-name="T11">&lt;/formatting&gt;</text:span></text:p>
            <text:p text:style-name="P32"/>
            <text:p text:style-name="P39"><text:span text:style-name="T11">&lt;formatting lang="EnglishUnitedStates" ff="Liberation Serif" fs="10.5" color="3684408" INLINE="False" </text:span><text:span text:style-name="T20">HEADING</text:span><text:span text:style-name="T19">=”</text:span><text:span text:style-name="T20">2</text:span><text:span text:style-name="T19">”</text:span><text:span text:style-name="T11"> &gt;</text:span><text:span text:style-name="T5">A NEW DAWN</text:span><text:span text:style-name="T11">&lt;/formatting&gt;</text:span></text:p>
            <text:p text:style-name="P38"/>
            <text:p text:style-name="P32"/>
          </table:table-cell>
        </table:table-row>
        <table:table-row>
          <table:table-cell table:style-name="Table1.A2" office:value-type="string">
            <text:p text:style-name="P50">3</text:p>
          </table:table-cell>
          <table:table-cell table:style-name="Table1.A2" office:value-type="string">
            <text:p text:style-name="P61">Section Break</text:p>
          </table:table-cell>
          <table:table-cell table:style-name="Table1.A2" office:value-type="string">
            <text:p text:style-name="P14">For styling breaks between untitled sections</text:p>
            <text:p text:style-name="P58">This will be added at the paragraph level</text:p>
            <text:p text:style-name="P55"/>
          </table:table-cell>
          <table:table-cell table:style-name="Table1.D2" office:value-type="string">
            <text:p text:style-name="P21"><text:span text:style-name="T21">&lt;par align="</text:span><text:span text:style-name="T47">Left</text:span>" leftIndent="500" lineSpacing="1776"&gt;</text:p>
            <text:section text:style-name="Sect1" text:name="collapsible57">
              <text:p text:style-name="P2">&lt;line baseline="1647" l="1123" t="1614" r="1324" b="1656"&gt;</text:p>
              <text:p text:style-name="P18">&lt;formatting lang="EnglishUnitedStates" ff="Liberation <text:s/>Serif" fs="10" italic="1" color="3684408" INLINE="False" <text:span text:style-name="T30">SECTIONBREAK</text:span><text:span text:style-name="T21">="</text:span><text:span text:style-name="T30">True</text:span><text:span text:style-name="T21">"</text:span>&gt;Foreword by&lt;/formatting&gt;</text:p>
              <text:p text:style-name="P17">&lt;/line&gt;</text:p>
            </text:section>
            <text:section text:style-name="Sect1" text:name="Section1">
              <text:p text:style-name="P19"><text:bookmark text:name="collapsible58"/>&lt;line baseline="1720" l="1030" t="1682" r="1401" b="1721"&gt;</text:p>
              <text:p text:style-name="P17">&lt;formatting lang="EnglishUnitedStates" ff="Liberation Serif" fs="11" bold="1" color="3684408" INLINE="False"&gt;David Ben Gurion&lt;/formatting&gt;</text:p>
              <text:p text:style-name="P17">&lt;/line&gt;</text:p>
            </text:section>
            <text:p text:style-name="P25">&lt;/par&gt;</text:p>
            <text:p text:style-name="P23"/>
            <text:section text:style-name="Sect1" text:name="collapsible58">
              <text:p text:style-name="P19"/>
            </text:section>
            <text:p text:style-name="P26"/>
          </table:table-cell>
        </table:table-row>
        <text:soft-page-break/>
        <table:table-row>
          <table:table-cell table:style-name="Table1.A2" office:value-type="string">
            <text:p text:style-name="P50"/>
            <text:p text:style-name="P51">4</text:p>
          </table:table-cell>
          <table:table-cell table:style-name="Table1.A2" office:value-type="string">
            <text:p text:style-name="P60"/>
            <text:p text:style-name="P62">BfA Normal</text:p>
            <text:p text:style-name="P60"/>
            <text:p text:style-name="P60"/>
          </table:table-cell>
          <table:table-cell table:style-name="Table1.A2" office:value-type="string">
            <text:p text:style-name="P50"/>
            <text:p text:style-name="P3">For all normal and body text.</text:p>
            <text:p text:style-name="P52"><text:span text:style-name="T54">Suggest this is d</text:span>efined at paragraph level <text:span text:style-name="T54">(as it affects successive lines of text)</text:span> <text:span text:style-name="T50">as a style</text:span></text:p>
          </table:table-cell>
          <table:table-cell table:style-name="Table1.D2" office:value-type="string">
            <text:p text:style-name="P21"/>
            <text:p text:style-name="P22"><text:span text:style-name="T21">&lt;par </text:span><text:span text:style-name="T45">align="</text:span><text:span text:style-name="T46">Left</text:span><text:span text:style-name="T45">"</text:span> leftIndent="500" lineSpacing="1776" <text:span text:style-name="T25">STYLE = “BfA NORMAL”</text:span>&gt;</text:p>
            <text:section text:style-name="Sect1" text:name="Section2">
              <text:p text:style-name="P2">&lt;line baseline="1647" l="1123" t="1614" r="1324" b="1656"&gt;</text:p>
              <text:p text:style-name="P17">&lt;formatting lang="EnglishUnitedStates" ff="Liberation <text:s/>Serif" fs="10" italic="1" color="3684408" INLINE="False"&gt;Foreword by&lt;/formatting&gt;</text:p>
              <text:p text:style-name="P17">&lt;/line&gt;</text:p>
            </text:section>
            <text:section text:style-name="Sect1" text:name="Section3">
              <text:p text:style-name="P19"><text:bookmark text:name="collapsible581"/>&lt;line baseline="1720" l="1030" t="1682" r="1401" b="1721"&gt;</text:p>
              <text:p text:style-name="P17">&lt;formatting lang="EnglishUnitedStates" ff="Liberation Serif" fs="11" bold="1" color="3684408" INLINE="False"&gt;David Ben Gurion&lt;/formatting&gt;</text:p>
              <text:p text:style-name="P17">&lt;/line&gt;</text:p>
            </text:section>
            <text:p text:style-name="P25">&lt;/par&gt;</text:p>
            <text:section text:style-name="Sect1" text:name="Section4">
              <text:p text:style-name="P19"/>
            </text:section>
            <text:p text:style-name="P26"/>
          </table:table-cell>
        </table:table-row>
        <table:table-row>
          <table:table-cell table:style-name="Table1.A2" office:value-type="string">
            <text:p text:style-name="P52">5</text:p>
          </table:table-cell>
          <table:table-cell table:style-name="Table1.A2" office:value-type="string">
            <text:p text:style-name="P62">BfA Alt 1</text:p>
          </table:table-cell>
          <table:table-cell table:style-name="Table1.A2" office:value-type="string">
            <text:p text:style-name="P5">To mark body text that is visually different to text styled with BfA Normal.</text:p>
            <text:p text:style-name="P5"/>
            <text:p text:style-name="P52"><text:span text:style-name="T48">To be d</text:span>efined at paragraph level <text:span text:style-name="T49">as a style </text:span>with the alignment.</text:p>
          </table:table-cell>
          <table:table-cell table:style-name="Table1.D2" office:value-type="string">
            <text:p text:style-name="P27"><text:span text:style-name="T4">&lt;par </text:span><text:span text:style-name="T1">align="</text:span><text:span text:style-name="T9">Left</text:span><text:span text:style-name="T1">" </text:span><text:span text:style-name="T10"> </text:span><text:span text:style-name="T1">leftIndent="500" lineSpacing="1776" </text:span><text:span text:style-name="T6">STYLE = “BfA Alt 1”</text:span><text:span text:style-name="T1">&gt;</text:span></text:p>
            <text:p text:style-name="P24">...</text:p>
            <text:p text:style-name="P65"/>
          </table:table-cell>
        </table:table-row>
        <table:table-row>
          <table:table-cell table:style-name="Table1.A2" office:value-type="string">
            <text:p text:style-name="P52">6</text:p>
          </table:table-cell>
          <table:table-cell table:style-name="Table1.A2" office:value-type="string">
            <text:p text:style-name="P62">Copyright</text:p>
          </table:table-cell>
          <table:table-cell table:style-name="Table1.A2" office:value-type="string">
            <text:p text:style-name="P4">Only for the Seeing Ear Copyright notice.</text:p>
            <text:p text:style-name="P6">To be defined as an attribute for Formatting tag.</text:p>
            <text:p text:style-name="P4"/>
          </table:table-cell>
          <table:table-cell table:style-name="Table1.D2" office:value-type="string">
            <text:p text:style-name="P36"><text:span text:style-name="T11">&lt;</text:span><text:span text:style-name="T14">formatting lang="EnglishUnitedStates" ff="Liberation </text:span><text:span text:style-name="T15">Serif” fs=”10” bold=”1” </text:span><text:span text:style-name="T14">color="3684408" INLINE="False" </text:span><text:span text:style-name="T17">COPYRIGHT</text:span><text:span text:style-name="T16">=”TRUE”</text:span><text:span text:style-name="T11">&gt;</text:span><text:span text:style-name="T3">NOTICE-SEEINGEAR</text:span><text:span text:style-name="T11">&lt;</text:span><text:span text:style-name="T14">/formatting&gt;</text:span></text:p>
          </table:table-cell>
        </table:table-row>
        <table:table-row>
          <table:table-cell table:style-name="Table1.A2" office:value-type="string">
            <text:p text:style-name="P52">7</text:p>
          </table:table-cell>
          <table:table-cell table:style-name="Table1.A2" office:value-type="string">
            <text:p text:style-name="P62">Contents</text:p>
          </table:table-cell>
          <table:table-cell table:style-name="Table1.A2" office:value-type="string">
            <text:p text:style-name="P7">Only for table of contents heading</text:p>
            <text:p text:style-name="P8">Defined as a heading with value “CONTENT”</text:p>
            <text:p text:style-name="P7"/>
          </table:table-cell>
          <table:table-cell table:style-name="Table1.D2" office:value-type="string">
            <text:p text:style-name="P33">&lt;formatting lang="EnglishUnitedStates" ff="Liberation Serif" fs="10.5" color="3684408" INLINE="False" <text:span text:style-name="T26">HEADING</text:span><text:span text:style-name="T27">=”</text:span><text:span text:style-name="T28">CONTENT</text:span><text:span text:style-name="T27">”</text:span> &gt;<text:span text:style-name="T37">TABLE OF CONTENTS</text:span>&lt;/formatting&gt;</text:p>
          </table:table-cell>
        </table:table-row>
        <table:table-row>
          <table:table-cell table:style-name="Table1.A2" office:value-type="string">
            <text:p text:style-name="P52">8</text:p>
          </table:table-cell>
          <table:table-cell table:style-name="Table1.A2" office:value-type="string">
            <text:p text:style-name="P62">Label</text:p>
          </table:table-cell>
          <table:table-cell table:style-name="Table1.A2" office:value-type="string">
            <text:p text:style-name="P64"><text:span text:style-name="T52">This is</text:span> used for any text which is associated with or describing a picture or a diagram. It appears directly under the picture, on a line of its own.</text:p>
            <text:p text:style-name="P6">To be defined as an attribute for Formatting tag.</text:p>
            <text:p text:style-name="P64"/>
          </table:table-cell>
          <table:table-cell table:style-name="Table1.D2" office:value-type="string">
            <text:p text:style-name="P33">&lt;formatting lang="EnglishUnitedStates" ff="Liberation Serif" fs="10.5" color="3684408" INLINE="False" <text:span text:style-name="T29">LABEL</text:span><text:span text:style-name="T27">=”</text:span><text:span text:style-name="T29">TRUE</text:span><text:span text:style-name="T27">”</text:span> &gt;<text:span text:style-name="T37">TABLE OF CONTENTS</text:span>&lt;/formatting&gt;</text:p>
          </table:table-cell>
        </table:table-row>
        <text:soft-page-break/>
        <table:table-row>
          <table:table-cell table:style-name="Table1.A2" office:value-type="string">
            <text:p text:style-name="P52">9</text:p>
          </table:table-cell>
          <table:table-cell table:style-name="Table1.A2" office:value-type="string">
            <text:p text:style-name="P63">Page Numbers</text:p>
          </table:table-cell>
          <table:table-cell table:style-name="Table1.A2" office:value-type="string">
            <text:p text:style-name="P9">For page numbers. Microsoft Word page numbers should not be used. The page numbering from the hard copy should be retained, irrespective of where it appears on the page</text:p>
            <text:p text:style-name="P56">Detect, <text:span text:style-name="T33">indicate</text:span> <text:span text:style-name="T33">on enhanced XML </text:span>and style <text:s/>as PageNum, <text:span text:style-name="T33">show on Docx. Note, Roman Numerals use the same attribute but value is ROMAN</text:span></text:p>
          </table:table-cell>
          <table:table-cell table:style-name="Table1.D2" office:value-type="string">
            <text:p text:style-name="P44"><text:span text:style-name="T11">&lt;</text:span><text:span text:style-name="T14">formatting lang="EnglishUnitedStates" ff="Liberation </text:span><text:span text:style-name="T15">Serif” fs=”10” bold=”1” </text:span><text:span text:style-name="T14">color="3684408" INLINE="False" </text:span><text:span text:style-name="T16">PAGENUMBER=”</text:span><text:span text:style-name="T18">NORMAL</text:span><text:span text:style-name="T16">”</text:span><text:span text:style-name="T14">&gt;</text:span><text:span text:style-name="T1">3</text:span><text:span text:style-name="T14">&lt;/formatting&gt;</text:span></text:p>
            <text:p text:style-name="P44"/>
            <text:p text:style-name="P45"><text:span text:style-name="T11">&lt;</text:span><text:span text:style-name="T14">formatting lang="EnglishUnitedStates" ff="Liberation </text:span><text:span text:style-name="T15">Serif” fs=”10” bold=”1” </text:span><text:span text:style-name="T14">color="3684408" INLINE="False" </text:span><text:span text:style-name="T16">PAGENUMBER=”</text:span><text:span text:style-name="T18">ROMAN</text:span><text:span text:style-name="T16">”</text:span><text:span text:style-name="T14">&gt;</text:span><text:span text:style-name="T2">IV</text:span><text:span text:style-name="T11">&lt;</text:span><text:span text:style-name="T14">/formatting&gt;</text:span></text:p>
            <text:p text:style-name="P42"/>
          </table:table-cell>
        </table:table-row>
        <table:table-row>
          <table:table-cell table:style-name="Table1.A2" office:value-type="string">
            <text:p text:style-name="P52">10</text:p>
          </table:table-cell>
          <table:table-cell table:style-name="Table1.A2" office:value-type="string">
            <text:p text:style-name="P62">Note-title</text:p>
          </table:table-cell>
          <table:table-cell table:style-name="Table1.A2" office:value-type="string">
            <text:p text:style-name="P10">Most commonly used in text books where there is a text box of additional information. Use this style for the title of this text box if there is one.</text:p>
            <text:p text:style-name="P10"/>
            <text:p text:style-name="P10"/>
          </table:table-cell>
          <table:table-cell table:style-name="Table1.D2" office:value-type="string">
            <text:p text:style-name="P28">&lt;<text:span text:style-name="T42">formatting lang="EnglishUnitedStates" ff="Liberation </text:span><text:span text:style-name="T43">Serif” fs=”10” bold=”1” </text:span><text:span text:style-name="T42">color="3684408" INLINE="False" </text:span><text:span text:style-name="T53">NOTETYPE=”NOTE-TITLE”</text:span><text:span text:style-name="T42">&gt;</text:span><text:span text:style-name="T38">IV</text:span>&lt;<text:span text:style-name="T42">/formatting&gt;</text:span></text:p>
          </table:table-cell>
        </table:table-row>
        <table:table-row>
          <table:table-cell table:style-name="Table1.A2" office:value-type="string">
            <text:p text:style-name="P52">11</text:p>
          </table:table-cell>
          <table:table-cell table:style-name="Table1.A2" office:value-type="string">
            <text:p text:style-name="P15">Note-content</text:p>
          </table:table-cell>
          <table:table-cell table:style-name="Table1.A2" office:value-type="string">
            <text:p text:style-name="P11">Most commonly used in text books where there is a text box of additional information. Use this style for the content of this text box. Place the note directly underneath the paragraph or section to which it refers.</text:p>
          </table:table-cell>
          <table:table-cell table:style-name="Table1.D2" office:value-type="string">
            <text:p text:style-name="P28">&lt;<text:span text:style-name="T42">formatting lang="EnglishUnitedStates" ff="Liberation </text:span><text:span text:style-name="T43">Serif” fs=”10” bold=”1” </text:span><text:span text:style-name="T42">color="3684408" INLINE="False" </text:span><text:span text:style-name="T53">NOTETYPE=”NOTE-CONTENT”</text:span><text:span text:style-name="T42">&gt;</text:span><text:span text:style-name="T38">IV</text:span>&lt;<text:span text:style-name="T42">/formatting&gt;</text:span></text:p>
          </table:table-cell>
        </table:table-row>
        <table:table-row>
          <table:table-cell table:style-name="Table1.A2" office:value-type="string">
            <text:p text:style-name="P52">12</text:p>
          </table:table-cell>
          <table:table-cell table:style-name="Table1.A2" office:value-type="string">
            <text:p text:style-name="P62">Actor</text:p>
          </table:table-cell>
          <table:table-cell table:style-name="Table1.A2" office:value-type="string">
            <text:p text:style-name="P11">Use in plays to style the name of the speaker. Put the name of the speaker on the line above the text that they speak</text:p>
          </table:table-cell>
          <table:table-cell table:style-name="Table1.D2" office:value-type="string">
            <text:p text:style-name="P28">&lt;<text:span text:style-name="T42">formatting lang="EnglishUnitedStates" ff="Liberation </text:span><text:span text:style-name="T43">Serif” fs=”10” bold=”1” </text:span><text:span text:style-name="T42">color="3684408" INLINE="False" </text:span><text:span text:style-name="T53">TEXTTYPE =</text:span><text:span text:style-name="T44"> </text:span><text:span text:style-name="T53">“ACTORNAME”</text:span><text:span text:style-name="T42">&gt;</text:span><text:span text:style-name="T38">IV</text:span>&lt;<text:span text:style-name="T42">/formatting&gt;</text:span></text:p>
            <text:p text:style-name="P28"/>
            <text:p text:style-name="P35"/>
          </table:table-cell>
        </table:table-row>
        <table:table-row>
          <table:table-cell table:style-name="Table1.A2" office:value-type="string">
            <text:p text:style-name="P52">13</text:p>
          </table:table-cell>
          <table:table-cell table:style-name="Table1.A2" office:value-type="string">
            <text:p text:style-name="P15">Stage Direction</text:p>
          </table:table-cell>
          <table:table-cell table:style-name="Table1.A2" office:value-type="string">
            <text:p text:style-name="P57">Detect and indicate on enhanced XML. </text:p>
          </table:table-cell>
          <table:table-cell table:style-name="Table1.D2" office:value-type="string">
            <text:p text:style-name="P37"><text:span text:style-name="T12">&lt;formatting lang="EnglishUnitedStates" ff="Liberation Serif" fs="10.5" color="3684408" INLINE="False" </text:span><text:span text:style-name="T13">STAGEDIRECTION= “TRUE”</text:span><text:span text:style-name="T12">&gt;</text:span><text:span text:style-name="T7">All propagated with the best intentions.</text:span><text:span text:style-name="T8">”</text:span><text:span text:style-name="T12">&lt;/formatting&gt;</text:span></text:p>
          </table:table-cell>
        </table:table-row>
        <table:table-row>
          <table:table-cell table:style-name="Table1.A2" office:value-type="string">
            <text:p text:style-name="P52">14</text:p>
          </table:table-cell>
          <table:table-cell table:style-name="Table1.A2" office:value-type="string">
            <text:p text:style-name="P62">LineNum</text:p>
          </table:table-cell>
          <table:table-cell table:style-name="Table1.A2" office:value-type="string">
            <text:p text:style-name="P12">Use in poetry to style the line number (if present). Make sure the line number appears on the line above the line of poetry to which it refers</text:p>
          </table:table-cell>
          <table:table-cell table:style-name="Table1.D2" office:value-type="string">
            <text:p text:style-name="P30">&lt;<text:span text:style-name="T42">formatting lang="EnglishUnitedStates" ff="Liberation </text:span><text:span text:style-name="T43">Serif” fs=”10” bold=”1” </text:span><text:span text:style-name="T42">color="3684408" INLINE="False" </text:span><text:span text:style-name="T53">TEXTTYPE=</text:span><text:span text:style-name="T44"> </text:span><text:span text:style-name="T53">“LINENUM”</text:span><text:span text:style-name="T42">&gt;</text:span><text:span text:style-name="T41">6</text:span>&lt;<text:span text:style-name="T42">/formatting&gt;</text:span></text:p>
          </table:table-cell>
        </table:table-row>
        <table:table-row>
          <table:table-cell table:style-name="Table1.A2" office:value-type="string">
            <text:p text:style-name="P52">15</text:p>
          </table:table-cell>
          <table:table-cell table:style-name="Table1.A2" office:value-type="string">
            <text:p text:style-name="P62">ShortLine</text:p>
          </table:table-cell>
          <table:table-cell table:style-name="Table1.A2" office:value-type="string">
            <text:p text:style-name="P12">Use to style lines of poetry</text:p>
          </table:table-cell>
          <table:table-cell table:style-name="Table1.D2" office:value-type="string">
            <text:p text:style-name="P29">&lt;<text:span text:style-name="T42">formatting lang="EnglishUnitedStates" ff="Liberation </text:span><text:span text:style-name="T43">Serif” fs=”10” bold=”1” </text:span><text:span text:style-name="T42">color="3684408" INLINE="False" </text:span><text:span text:style-name="T53">TEXTTYPE=</text:span><text:span text:style-name="T44"> </text:span><text:span text:style-name="T53">“SHORTLINE”</text:span><text:span text:style-name="T42">&gt;</text:span><text:span text:style-name="T39">i</text:span><text:span text:style-name="T40">n the line of each</text:span>&lt;<text:span text:style-name="T42">/formatting&gt;</text:span></text:p>
            <text:p text:style-name="P29"><text:soft-page-break/></text:p>
          </table:table-cell>
        </table:table-row>
        <table:table-row>
          <table:table-cell table:style-name="Table1.A2" office:value-type="string">
            <text:p text:style-name="P52">16</text:p>
          </table:table-cell>
          <table:table-cell table:style-name="Table1.A2" office:value-type="string">
            <text:p text:style-name="P62">Emphasis</text:p>
          </table:table-cell>
          <table:table-cell table:style-name="Table1.A2" office:value-type="string">
            <text:p text:style-name="P12">Use in place of italics</text:p>
          </table:table-cell>
          <table:table-cell table:style-name="Table1.D2" office:value-type="string">
            <text:p text:style-name="P29">&lt;<text:span text:style-name="T42">formatting lang="EnglishUnitedStates" ff="Liberation </text:span><text:span text:style-name="T43">Serif” fs=”10” bold=”1” </text:span><text:span text:style-name="T42">color="3684408" INLINE="False" </text:span><text:span text:style-name="T53">TEXTSTYLE =</text:span><text:span text:style-name="T44"> </text:span><text:span text:style-name="T53">“EMPHASIS”</text:span><text:span text:style-name="T42">&gt;</text:span><text:span text:style-name="T39">i</text:span><text:span text:style-name="T40">n the line of each</text:span>&lt;<text:span text:style-name="T42">/formatting&gt;</text:span></text:p>
          </table:table-cell>
        </table:table-row>
        <table:table-row>
          <table:table-cell table:style-name="Table1.A2" office:value-type="string">
            <text:p text:style-name="P52">17</text:p>
          </table:table-cell>
          <table:table-cell table:style-name="Table1.A2" office:value-type="string">
            <text:p text:style-name="P62">Strong</text:p>
          </table:table-cell>
          <table:table-cell table:style-name="Table1.A2" office:value-type="string">
            <text:p text:style-name="P13">Use in place of bold</text:p>
          </table:table-cell>
          <table:table-cell table:style-name="Table1.D2" office:value-type="string">
            <text:p text:style-name="P29">&lt;<text:span text:style-name="T42">formatting lang="EnglishUnitedStates" ff="Liberation </text:span><text:span text:style-name="T43">Serif” fs=”10” bold=”1” </text:span><text:span text:style-name="T42">color="3684408" INLINE="False" </text:span><text:span text:style-name="T53">TEXTSTYLE =</text:span><text:span text:style-name="T44"> </text:span><text:span text:style-name="T53">“STRONG”</text:span><text:span text:style-name="T42">&gt;</text:span><text:span text:style-name="T39">i</text:span><text:span text:style-name="T40">n the line of each</text:span>&lt;<text:span text:style-name="T42">/formatting&gt;</text:span></text:p>
            <text:p text:style-name="P29"/>
            <text:p text:style-name="P31">NOTE:</text:p>
            <text:p text:style-name="P31">If both bold and italic, TEXTSYLE = “EMPHASIS STRONG”</text:p>
            <text:p text:style-name="P29"/>
            <text:p text:style-name="P34"/>
          </table:table-cell>
        </table:table-row>
        <table:table-row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3"/>
          </table:table-cell>
          <table:table-cell table:style-name="Table1.A2" office:value-type="string">
            <text:p text:style-name="P40"/>
          </table:table-cell>
          <table:table-cell table:style-name="Table1.D2" office:value-type="string">
            <text:p text:style-name="P20"/>
          </table:table-cell>
        </table:table-row>
      </table:table>
      <text:p text:style-name="P16"/>
      <text:p text:style-name="P16"/>
      <text:p text:style-name="P16"/>
      <text:p text:style-name="P16"/>
      <text:section text:style-name="Sect1" text:name="yui_3_16_0_1_1474316298989_15478">
        <text:p text:style-name="P1"/>
      </text:section>
      <text:section text:style-name="Sect1" text:name="yui_3_16_0_1_1474316298989_15423">
        <text:p text:style-name="Standard"> </text:p>
      </text:section>
      <text:section text:style-name="Sect1" text:name="yui_3_16_0_1_1474316298989_15407"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monospace" svg:font-family="monospace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fA_20_Normal" style:display-name="BfA Normal" style:family="paragraph" style:default-outline-level="">
      <style:paragraph-properties fo:margin-top="0cm" fo:margin-bottom="0.212cm" loext:contextual-spacing="false" fo:text-align="start" style:justify-single-word="false" fo:keep-together="always" fo:orphans="2" fo:widows="2" fo:hyphenation-ladder-count="no-limit" style:writing-mode="lr-tb"/>
      <style:text-properties fo:color="#00000a" style:font-name="Arial" fo:font-family="Arial" style:font-family-generic="roman" style:font-pitch="variable" fo:font-size="12pt" fo:language="en" fo:country="US" style:font-name-asian="Times New Roman" style:font-family-asian="'Times New Roman'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y </meta:initial-creator>
    <meta:creation-date>2016-07-11T18:56:06.546009873</meta:creation-date>
    <meta:generator>LibreOffice/4.3.3.2$Linux_X86_64 LibreOffice_project/430m0$Build-2</meta:generator>
    <dc:date>2016-10-30T16:24:30.181778323</dc:date>
    <dc:creator>uty </dc:creator>
    <meta:editing-duration>P16DT14H8M27S</meta:editing-duration>
    <meta:editing-cycles>197</meta:editing-cycles>
    <meta:document-statistic meta:table-count="1" meta:image-count="0" meta:object-count="0" meta:page-count="4" meta:paragraph-count="100" meta:word-count="699" meta:character-count="5750" meta:non-whitespace-character-count="5143"/>
  </office:meta>
</office:document-meta>
</file>